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0pt" fo:font-weight="bold" officeooo:paragraph-rsid="001bc139" style:font-size-asian="50pt" style:font-weight-asian="bold" style:font-size-complex="50pt"/>
    </style:style>
    <style:style style:name="P2" style:family="paragraph" style:parent-style-name="Standard">
      <style:paragraph-properties fo:text-align="center" style:justify-single-word="false"/>
      <style:text-properties fo:font-size="36pt" officeooo:paragraph-rsid="001bc139" style:font-size-asian="36pt" style:font-size-complex="36pt"/>
    </style:style>
    <style:style style:name="P3" style:family="paragraph" style:parent-style-name="Standard">
      <style:text-properties officeooo:paragraph-rsid="001bc139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1bc13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paragraph-rsid="001bc139" style:font-size-asian="18pt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18pt" officeooo:rsid="000f9b7c" officeooo:paragraph-rsid="001bc139" style:font-size-asian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f9b7c" style:font-weight-asian="bold"/>
    </style:style>
    <style:style style:name="T3" style:family="text">
      <style:text-properties fo:font-size="18pt" style:font-size-asian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Cirurgia</text:p>
      <text:p text:style-name="P2"><text:span text:style-name="T1">1000 </text:span><text:span text:style-name="T2">q</text:span><text:span text:style-name="T1">uestões comentadas</text:span></text:p>
      <text:p text:style-name="P3"/>
      <text:p text:style-name="P4">Período: 2018 a 2025</text:p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P6">Atualizado em: 17/10/202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1:31:16.538455700</meta:creation-date>
    <dc:date>2025-10-17T11:31:53.824608100</dc:date>
    <meta:editing-duration>PT37S</meta:editing-duration>
    <meta:editing-cycles>1</meta:editing-cycles>
    <meta:document-statistic meta:table-count="0" meta:image-count="0" meta:object-count="0" meta:page-count="1" meta:paragraph-count="4" meta:word-count="11" meta:character-count="77" meta:non-whitespace-character-count="70"/>
    <meta:generator>LibreOffice/25.2.5.2$Windows_X86_64 LibreOffice_project/03d19516eb2e1dd5d4ccd751a0d6f35f35e08022</meta:generator>
  </office:meta>
</office:document-meta>
</file>